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6ffc5" officeooo:paragraph-rsid="0006ffc5" style:font-weight-asian="bold" style:font-weight-complex="bold"/>
    </style:style>
    <style:style style:name="P2" style:family="paragraph" style:parent-style-name="Standard">
      <style:paragraph-properties fo:text-align="justify" style:justify-single-word="false"/>
      <style:text-properties officeooo:rsid="0006ffc5" officeooo:paragraph-rsid="0006ffc5"/>
    </style:style>
    <style:style style:name="P3" style:family="paragraph" style:parent-style-name="Standard">
      <style:paragraph-properties fo:text-align="justify" style:justify-single-word="false"/>
      <style:text-properties officeooo:paragraph-rsid="0006ffc5"/>
    </style:style>
    <style:style style:name="P4" style:family="paragraph" style:parent-style-name="Text_20_body">
      <style:paragraph-properties fo:text-align="justify" style:justify-single-word="false"/>
      <style:text-properties officeooo:rsid="0006ffc5" officeooo:paragraph-rsid="0006ffc5"/>
    </style:style>
    <style:style style:name="P5" style:family="paragraph" style:parent-style-name="Text_20_body">
      <style:paragraph-properties fo:text-align="justify" style:justify-single-word="false"/>
      <style:text-properties officeooo:paragraph-rsid="0006ffc5"/>
    </style:style>
    <style:style style:name="T1" style:family="text">
      <style:text-properties officeooo:rsid="0006ff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vex Mirror</text:p>
      <text:p text:style-name="P1"/>
      <text:p text:style-name="P2">1) A shop uses a convex corner mirror of radius 4.00 m. An object is placed 2.00 m from the mirror along its principal axis. Locate the image, state its nature, and find the magnification.</text:p>
      <text:p text:style-name="P2"/>
      <text:p text:style-name="P3"><text:span text:style-name="T1">2) </text:span>In a parking garage, a convex safety mirror has a radius of curvature of 1.80 m. A person stands 3.00 m in front of it. Find where the image is formed, describe its nature, and find the ratio of image height to object height.</text:p>
      <text:p text:style-name="P3"/>
      <text:p text:style-name="P1">Concave Mirror</text:p>
      <text:p text:style-name="P2"/>
      <text:p text:style-name="P4">1) An object  5.0 cm tall is placed  30.0 cm in front of a concave mirror of focal length  20.0 cm. At what distance from the mirror should a screen be positioned to obtain a sharp image? Also state the nature and size of the image.</text:p>
      <text:p text:style-name="P5"><text:span text:style-name="T1">2) </text:span>A concave mirror of focal length  25.0 cm is used to form an image of an object  7.0 cm high, placed  40.0 cm in front of it. Where should the screen be placed to get a sharp image? State the nature of the image and its size.</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5T21:19:05.599409129</meta:creation-date>
    <dc:date>2025-09-05T21:38:06.119764060</dc:date>
    <meta:editing-duration>PT6M30S</meta:editing-duration>
    <meta:editing-cycles>1</meta:editing-cycles>
    <meta:document-statistic meta:table-count="0" meta:image-count="0" meta:object-count="0" meta:page-count="1" meta:paragraph-count="6" meta:word-count="178" meta:character-count="903" meta:non-whitespace-character-count="725"/>
    <meta:generator>LibreOffice/25.8.1.1$Linux_X86_64 LibreOffice_project/54047653041915e595ad4e45cccea684809c77b5</meta:generator>
  </office:meta>
</office:document-meta>
</file>